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5.539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2.291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oltest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rach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askia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ettlaff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Gernihora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1" table:number-columns-repeated="1007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table:style-name="ce21" office:value-type="string" calcext:value-type="string">
            <text:p>soldiers/silvers/player/c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table:style-name="ce67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21" office:value-type="string" calcext:value-type="string">
            <text:p>soldiers/silvers/player/c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table:style-name="ce21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table:style-name="ce67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und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al Horn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21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ge Tow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ywern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averine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RESURRECT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RAW-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arwolf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sed Bea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 And Do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kimmar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ser Vamp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cerat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p Of Insectoid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ison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ktai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lisk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g 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run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est Thin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eves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style-name="ce66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iant Insectoid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66" office:value-type="string" calcext:value-type="string">
            <text:p>monsters/silvers/player/c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ison Elixi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Forest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67" office:value-type="string" calcext:value-type="string">
            <text:p>monsters/golds/player/c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 Head Wor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rse Of F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5" table:default-cell-style-name="ce31"/>
        <table:table-column table:style-name="co17" table:default-cell-style-name="ce31"/>
        <table:table-column table:style-name="co36" table:default-cell-style-name="ce31"/>
        <table:table-column table:style-name="co28" table:default-cell-style-name="ce31"/>
        <table:table-column table:style-name="co37" table:default-cell-style-name="ce31"/>
        <table:table-column table:style-name="co38" table:default-cell-style-name="ce31"/>
        <table:table-column table:style-name="co31" table:default-cell-style-name="ce31"/>
        <table:table-column table:style-name="co1" table:default-cell-style-name="ce31"/>
        <table:table-column table:style-name="co39" table:default-cell-style-name="ce31"/>
        <table:table-column table:style-name="co40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5" table:default-cell-style-name="ce31"/>
        <table:table-column table:style-name="co44" table:default-cell-style-name="ce31"/>
        <table:table-column table:style-name="co45" table:default-cell-style-name="ce31"/>
        <table:table-column table:style-name="co46" table:default-cell-style-name="ce31"/>
        <table:table-column table:style-name="co45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soldiers/golds/enemy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monsters/golds/enemy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monsters/bronzes/enemy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6" office:value-type="string" calcext:value-type="string">
            <text:p>monsters/silvers/enemy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5" table:default-cell-style-name="ce31"/>
        <table:table-column table:style-name="co56" table:default-cell-style-name="ce31"/>
        <table:table-column table:style-name="co1" table:default-cell-style-name="ce31"/>
        <table:table-column table:style-name="co57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1:30:00.2890587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5-04T12:50:31.010226916</dc:date>
    <meta:editing-duration>PT12H7M19S</meta:editing-duration>
    <meta:editing-cycles>60</meta:editing-cycles>
    <meta:generator>LibreOffice/6.4.7.2$Linux_X86_64 LibreOffice_project/40$Build-2</meta:generator>
    <meta:document-statistic meta:table-count="16" meta:cell-count="2648" meta:object-count="0"/>
  </office:meta>
</office:document-meta>
</file>